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officeooo:rsid="0f4f4fb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span text:style-name="T241">GNU/Linux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130629989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502446240416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0244932428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een Debian GNU/Linux systeem en een op Debian GNU/Linux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4502449324912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5024493255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50244932619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02449337792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4502449338416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93733151012740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2449289648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7">GNU/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4502449421088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4502449506144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02449509968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4502449606592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4502449607104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4502449607728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450244939364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02449394272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450244939489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02449601216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450244960184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0244960246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93733394665862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244949649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45024496306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02449731696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4502449731984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45024497322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45024497325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02449732848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502449733136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93732884476966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4502449733424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450244980307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02449803360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450244980364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Strong_20_Emphasis"><text:span text:style-name="T272">GNU/Linux</text:span></text:span><text:span text:style-name="Strong_20_Emphasis"><text:span text:style-name="T271"> </text:span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1T09:37:31.166384154">11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1T09:37:30.903250810</dc:date>
    <meta:keyword>Installatie</meta:keyword>
    <meta:keyword>Checklist</meta:keyword>
    <meta:keyword>Linux</meta:keyword>
    <meta:editing-cycles>6645</meta:editing-cycles>
    <meta:editing-duration>P11DT16H48M16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3" meta:character-count="5049" meta:non-whitespace-character-count="4338"/>
    <meta:user-defined meta:name="Info 1"/>
    <meta:user-defined meta:name="Info 2"/>
    <meta:user-defined meta:name="Info 3"/>
    <meta:user-defined meta:name="Info 4"/>
  </office:meta>
</office:document-meta>
</file>